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20:20:07.2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7T20:23:34.675000000</dc:date>
    <meta:editing-duration>P1DT10H46M31S</meta:editing-duration>
    <meta:editing-cycles>489</meta:editing-cycles>
    <meta:document-statistic meta:table-count="1" meta:cell-count="12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
		
		'
		'
		'
		If IsTargetLanguage( b ) = False Then
			GoTo Continue
		End If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